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c463" officeooo:paragraph-rsid="0000c463"/>
    </style:style>
    <style:style style:name="P2" style:family="paragraph" style:parent-style-name="Standard">
      <style:paragraph-properties fo:text-align="start" style:justify-single-word="false"/>
      <style:text-properties officeooo:rsid="0000c463" officeooo:paragraph-rsid="0000c463"/>
    </style:style>
    <style:style style:name="P3" style:family="paragraph" style:parent-style-name="Standard">
      <style:paragraph-properties fo:text-align="start" style:justify-single-word="false"/>
      <style:text-properties officeooo:rsid="0000c463" officeooo:paragraph-rsid="000120d6"/>
    </style:style>
    <style:style style:name="T1" style:family="text">
      <style:text-properties officeooo:rsid="000120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U PODCAST</text:p>
      <text:p text:style-name="P2"/>
      <text:p text:style-name="P2"/>
      <text:p text:style-name="P2">Meu podcast se chama Vint9cast, um programa onde falamos de tudo como:</text:p>
      <text:p text:style-name="P2"><text:line-break/>*Filmes e Séries<text:line-break/>*Mundo da tecnologia<text:line-break/>*Animes</text:p>
      <text:p text:style-name="P2">*Músicas<text:line-break/>*Importação<text:line-break/>*Dicas de viagens<text:line-break/>*E muito mais<text:line-break/></text:p>
      <text:p text:style-name="P3">No programa de hoje falaremos sobre o músicas e tecnologia.<text:line-break/>Você é o roteirista <text:s/>desse podcast, então fale sobre esse dois temas.<text:line-break/><text:span text:style-name="T1">Fale sobre hip hop e a tecnologia juntos</text:span></text:p>
      <text:p text:style-name="P3"><text:line-break/><text:span text:style-name="T1">{REGRAS}<text:line-break/> <text:s/></text:span></text:p>
      <text:p text:style-name="P3"><text:span text:style-name="T1">*O nome tem que ser enxuto, um nome e subtitulo<text:line-break/>*Faça a junção entre os dois temas<text:line-break/></text:span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3T21:48:53.004000000</meta:creation-date>
    <dc:date>2024-07-23T22:13:22.269000000</dc:date>
    <meta:editing-duration>PT1M57S</meta:editing-duration>
    <meta:editing-cycles>1</meta:editing-cycles>
    <meta:document-statistic meta:table-count="0" meta:image-count="0" meta:object-count="0" meta:page-count="1" meta:paragraph-count="7" meta:word-count="77" meta:character-count="446" meta:non-whitespace-character-count="367"/>
    <meta:generator>LibreOffice/24.2.4.2$Windows_X86_64 LibreOffice_project/51a6219feb6075d9a4c46691dcfe0cd9c4fff3c2</meta:generator>
  </office:meta>
</office:document-meta>
</file>